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1-estrutur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Tabela 1 - Número de eventos por linguagem de programaçã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Linguagem</text:p>
          </table:table-cell>
          <table:table-cell office:value-type="string" table:style-name="ce6">
            <text:p>Tipo</text:p>
          </table:table-cell>
          <table:table-cell office:value-type="string" table:style-name="ce9">
            <text:p>Eventos</text:p>
          </table:table-cell>
          <table:table-cell office:value-type="string" table:style-name="ce3">
            <text:p>Frequência (%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7">
            <text:p>PushEvent</text:p>
          </table:table-cell>
          <table:table-cell office:value-type="float" office:value="659818" table:style-name="ce10">
            <text:p>659,818</text:p>
          </table:table-cell>
          <table:table-cell office:value-type="float" office:value="14.704700000000001" table:style-name="ce5">
            <text:p>14.70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++</text:p>
          </table:table-cell>
          <table:table-cell table:style-name="ce8"/>
          <table:table-cell office:value-type="float" office:value="741587" table:style-name="ce10">
            <text:p>741,587</text:p>
          </table:table-cell>
          <table:table-cell office:value-type="float" office:value="16.527000000000001" table:style-name="ce5">
            <text:p>16.5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ava</text:p>
          </table:table-cell>
          <table:table-cell table:style-name="ce8"/>
          <table:table-cell office:value-type="float" office:value="1662692" table:style-name="ce10">
            <text:p>1,662,692</text:p>
          </table:table-cell>
          <table:table-cell office:value-type="float" office:value="37.054699999999997" table:style-name="ce5">
            <text:p>37.05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ython</text:p>
          </table:table-cell>
          <table:table-cell table:style-name="ce8"/>
          <table:table-cell office:value-type="float" office:value="1350201" table:style-name="ce10">
            <text:p>1,350,201</text:p>
          </table:table-cell>
          <table:table-cell office:value-type="float" office:value="30.090499999999999" table:style-name="ce5">
            <text:p>30.090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</text:p>
          </table:table-cell>
          <table:table-cell table:style-name="ce8"/>
          <table:table-cell office:value-type="float" office:value="72830" table:style-name="ce10">
            <text:p>72,830</text:p>
          </table:table-cell>
          <table:table-cell office:value-type="float" office:value="1.6231" table:style-name="ce5">
            <text:p>1.623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Total</text:p>
          </table:table-cell>
          <table:table-cell table:style-name="ce13"/>
          <table:table-cell office:value-type="float" office:value="4487128" table:style-name="ce14">
            <text:p>4,487,128</text:p>
          </table:table-cell>
          <table:table-cell office:value-type="float" office:value="100" table:style-name="ce12">
            <text:p>1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1" svg:x="0.02083in" svg:y="0.10417in" svg:width="5.625in" svg:height="3.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3T13:27:08Z</meta:creation-date>
    <dc:date>2016-09-14T00:26:09Z</dc:date>
    <meta:print-date>2016-09-14T00:25:2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">
      <style:chart-properties chart:gap-width="150" chart:overlap="0" chart:link-data-style-to-source="true" chart:visible="true" chart:logarithmic="false" chart:maximum="1.7E6" chart:minimum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1.9997637795276pt" svg:width="405.0003149606299pt" chart:style-name="Crt0">
        <chart:title chart:style-name="CT00">
          <text:p text:style-name="a0" text:class-names="" text:cond-style-name="">Número de eventos por linguagem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úmero de evento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inguagens</text:p>
            </chart:title>
            <chart:categories table:cell-range-address="1-estruturado.$A$3:.$A$7"/>
          </chart:axis>
          <chart:series chart:label-cell-address="1-estruturado.$C$2" chart:values-cell-range-address="1-estruturado.$C$3:.$C$7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